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AAR-9341">
            <text:p>AAR-9341</text:p>
          </table:table-cell>
          <table:table-cell office:value-type="float" office:value="55.39">
            <text:p>55.39</text:p>
          </table:table-cell>
          <table:table-cell office:value-type="float" office:value="9.82">
            <text:p>9.82</text:p>
          </table:table-cell>
          <table:table-cell office:value-type="float" office:value="6820.0">
            <text:p>6820.0</text:p>
          </table:table-cell>
          <table:table-cell office:value-type="float" office:value="55.0">
            <text:p>55.0</text:p>
          </table:table-cell>
          <table:table-cell office:value-type="string" office:value="Homo sapiens bone">
            <text:p>Homo sapien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852">
            <text:p>K-852</text:p>
          </table:table-cell>
          <table:table-cell office:value-type="float" office:value="54.99">
            <text:p>54.99</text:p>
          </table:table-cell>
          <table:table-cell office:value-type="float" office:value="10.32">
            <text:p>10.32</text:p>
          </table:table-cell>
          <table:table-cell office:value-type="float" office:value="9550.0">
            <text:p>955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9">
            <text:p>-20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Tauber1966,RosentauEtal2021">
            <text:p>Tauber1966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6681">
            <text:p>K-6681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6290.0">
            <text:p>6290.0</text:p>
          </table:table-cell>
          <table:table-cell office:value-type="float" office:value="75.0">
            <text:p>75.0</text:p>
          </table:table-cell>
          <table:table-cell office:value-type="string" office:value="Corylus stake">
            <text:p>Corylus stak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6040">
            <text:p>K-6040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6170.0">
            <text:p>6170.0</text:p>
          </table:table-cell>
          <table:table-cell office:value-type="float" office:value="85.0">
            <text:p>85.0</text:p>
          </table:table-cell>
          <table:table-cell office:value-type="string" office:value="Human bone">
            <text:p>Human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75">
            <text:p>-4.7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805">
            <text:p>Poz-5805</text:p>
          </table:table-cell>
          <table:table-cell office:value-type="float" office:value="55.38">
            <text:p>55.38</text:p>
          </table:table-cell>
          <table:table-cell office:value-type="float" office:value="9.81">
            <text:p>9.81</text:p>
          </table:table-cell>
          <table:table-cell office:value-type="float" office:value="7420.0">
            <text:p>7420.0</text:p>
          </table:table-cell>
          <table:table-cell office:value-type="float" office:value="50.0">
            <text:p>50.0</text:p>
          </table:table-cell>
          <table:table-cell office:value-type="string" office:value="Betula Albae remains from peat">
            <text:p>Betula Albae remains from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8">
            <text:p>-9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AAR-9342">
            <text:p>AAR-9342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6905.0">
            <text:p>6905.0</text:p>
          </table:table-cell>
          <table:table-cell office:value-type="float" office:value="55.0">
            <text:p>55.0</text:p>
          </table:table-cell>
          <table:table-cell office:value-type="string" office:value="Homo sapiens bone">
            <text:p>Homo sapien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5640">
            <text:p>K-5640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5910.0">
            <text:p>5910.0</text:p>
          </table:table-cell>
          <table:table-cell office:value-type="float" office:value="75.0">
            <text:p>75.0</text:p>
          </table:table-cell>
          <table:table-cell office:value-type="string" office:value="Wood from boat">
            <text:p>Wood from bo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0">
            <text:p>-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20">
            <text:p>Poz-8820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6590.0">
            <text:p>6590.0</text:p>
          </table:table-cell>
          <table:table-cell office:value-type="float" office:value="40.0">
            <text:p>40.0</text:p>
          </table:table-cell>
          <table:table-cell office:value-type="string" office:value="Arctica islandica shell">
            <text:p>Arctica island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21">
            <text:p>Poz-8821</text:p>
          </table:table-cell>
          <table:table-cell office:value-type="float" office:value="55.21">
            <text:p>55.21</text:p>
          </table:table-cell>
          <table:table-cell office:value-type="float" office:value="9.76">
            <text:p>9.76</text:p>
          </table:table-cell>
          <table:table-cell office:value-type="float" office:value="7140.0">
            <text:p>7140.0</text:p>
          </table:table-cell>
          <table:table-cell office:value-type="float" office:value="40.0">
            <text:p>40.0</text:p>
          </table:table-cell>
          <table:table-cell office:value-type="string" office:value="Mytilus edulis and Macoma balthica shells">
            <text:p>Mytilus edulis and 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3">
            <text:p>-25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90">
            <text:p>Poz-5790</text:p>
          </table:table-cell>
          <table:table-cell office:value-type="float" office:value="55.38">
            <text:p>55.38</text:p>
          </table:table-cell>
          <table:table-cell office:value-type="float" office:value="9.81">
            <text:p>9.81</text:p>
          </table:table-cell>
          <table:table-cell office:value-type="float" office:value="7280.0">
            <text:p>7280.0</text:p>
          </table:table-cell>
          <table:table-cell office:value-type="float" office:value="40.0">
            <text:p>4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7">
            <text:p>-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59">
            <text:p>Poz-8859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9350.0">
            <text:p>9350.0</text:p>
          </table:table-cell>
          <table:table-cell office:value-type="float" office:value="50.0">
            <text:p>50.0</text:p>
          </table:table-cell>
          <table:table-cell office:value-type="string" office:value="Populus tremula and Betula nana remains">
            <text:p>Populus tremula and 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5">
            <text:p>-2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860">
            <text:p>Poz-8860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9670.0">
            <text:p>9670.0</text:p>
          </table:table-cell>
          <table:table-cell office:value-type="float" office:value="50.0">
            <text:p>50.0</text:p>
          </table:table-cell>
          <table:table-cell office:value-type="string" office:value="Populus tremula and Betula Albae remains">
            <text:p>Populus tremula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8">
            <text:p>-26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8924">
            <text:p>Poz-8924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10110.0">
            <text:p>10110.0</text:p>
          </table:table-cell>
          <table:table-cell office:value-type="float" office:value="60.0">
            <text:p>60.0</text:p>
          </table:table-cell>
          <table:table-cell office:value-type="string" office:value="Salix sp. remains">
            <text:p>Salix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0">
            <text:p>-2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3558">
            <text:p>K-3558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6550.0">
            <text:p>6550.0</text:p>
          </table:table-cell>
          <table:table-cell office:value-type="float" office:value="80.0">
            <text:p>80.0</text:p>
          </table:table-cell>
          <table:table-cell office:value-type="string" office:value="Homo sapiens bone">
            <text:p>Homo sapien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4149">
            <text:p>K-4149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5370.0">
            <text:p>5370.0</text:p>
          </table:table-cell>
          <table:table-cell office:value-type="float" office:value="100.0">
            <text:p>100.0</text:p>
          </table:table-cell>
          <table:table-cell office:value-type="string" office:value="Tilia sp. wood">
            <text:p>Tilia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8">
            <text:p>-2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4150">
            <text:p>K-4150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6380.0">
            <text:p>6380.0</text:p>
          </table:table-cell>
          <table:table-cell office:value-type="float" office:value="100.0">
            <text:p>100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7">
            <text:p>4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ndersen2013,RosentauEtal2021">
            <text:p>Andersen2013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5681">
            <text:p>K-5681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5780.0">
            <text:p>5780.0</text:p>
          </table:table-cell>
          <table:table-cell office:value-type="float" office:value="70.0">
            <text:p>7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67">
            <text:p>Poz-5767</text:p>
          </table:table-cell>
          <table:table-cell office:value-type="float" office:value="55.22">
            <text:p>55.22</text:p>
          </table:table-cell>
          <table:table-cell office:value-type="float" office:value="9.84">
            <text:p>9.84</text:p>
          </table:table-cell>
          <table:table-cell office:value-type="float" office:value="7700.0">
            <text:p>7700.0</text:p>
          </table:table-cell>
          <table:table-cell office:value-type="float" office:value="70.0">
            <text:p>70.0</text:p>
          </table:table-cell>
          <table:table-cell office:value-type="string" office:value="Betula Albae and Cladium mariscus remains">
            <text:p>Betula Albae and 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.6">
            <text:p>-16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6682">
            <text:p>K-6682</text:p>
          </table:table-cell>
          <table:table-cell office:value-type="float" office:value="54.9">
            <text:p>54.9</text:p>
          </table:table-cell>
          <table:table-cell office:value-type="float" office:value="10.43">
            <text:p>10.43</text:p>
          </table:table-cell>
          <table:table-cell office:value-type="float" office:value="6270.0">
            <text:p>6270.0</text:p>
          </table:table-cell>
          <table:table-cell office:value-type="float" office:value="80.0">
            <text:p>80.0</text:p>
          </table:table-cell>
          <table:table-cell office:value-type="string" office:value="Corylus stake">
            <text:p>Corylus stak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kaarupGron2004,RosentauEtal2021">
            <text:p>SkaarupGron2004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54">
            <text:p>Poz-5754</text:p>
          </table:table-cell>
          <table:table-cell office:value-type="float" office:value="55.21">
            <text:p>55.21</text:p>
          </table:table-cell>
          <table:table-cell office:value-type="float" office:value="9.73">
            <text:p>9.73</text:p>
          </table:table-cell>
          <table:table-cell office:value-type="float" office:value="9670.0">
            <text:p>9670.0</text:p>
          </table:table-cell>
          <table:table-cell office:value-type="float" office:value="50.0">
            <text:p>50.0</text:p>
          </table:table-cell>
          <table:table-cell office:value-type="string" office:value="Menyanthes trifoliata  Cladium mariscus and Phragmites australis remains">
            <text:p>Menyanthes trifoliata  Cladium mariscus and 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1">
            <text:p>-28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1030">
            <text:p>K-1030</text:p>
          </table:table-cell>
          <table:table-cell office:value-type="float" office:value="54.99">
            <text:p>54.99</text:p>
          </table:table-cell>
          <table:table-cell office:value-type="float" office:value="10.32">
            <text:p>10.32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4">
            <text:p>-19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1979,RosentauEtal2021">
            <text:p>Krog1979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1028">
            <text:p>K-1028</text:p>
          </table:table-cell>
          <table:table-cell office:value-type="float" office:value="54.99">
            <text:p>54.99</text:p>
          </table:table-cell>
          <table:table-cell office:value-type="float" office:value="10.32">
            <text:p>10.32</text:p>
          </table:table-cell>
          <table:table-cell office:value-type="float" office:value="8990.0">
            <text:p>899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8">
            <text:p>-2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Tauber1966,RosentauEtal2021">
            <text:p>Tauber1966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55">
            <text:p>Poz-5755</text:p>
          </table:table-cell>
          <table:table-cell office:value-type="float" office:value="55.21">
            <text:p>55.21</text:p>
          </table:table-cell>
          <table:table-cell office:value-type="float" office:value="9.78">
            <text:p>9.78</text:p>
          </table:table-cell>
          <table:table-cell office:value-type="float" office:value="9460.0">
            <text:p>9460.0</text:p>
          </table:table-cell>
          <table:table-cell office:value-type="float" office:value="50.0">
            <text:p>50.0</text:p>
          </table:table-cell>
          <table:table-cell office:value-type="string" office:value="Menyanthes trifoliata and Cladium mariscus remains">
            <text:p>Menyanthes trifoliata and 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K-5680">
            <text:p>K-5680</text:p>
          </table:table-cell>
          <table:table-cell office:value-type="float" office:value="55.39">
            <text:p>55.39</text:p>
          </table:table-cell>
          <table:table-cell office:value-type="float" office:value="9.83">
            <text:p>9.83</text:p>
          </table:table-cell>
          <table:table-cell office:value-type="float" office:value="5940.0">
            <text:p>5940.0</text:p>
          </table:table-cell>
          <table:table-cell office:value-type="float" office:value="70.0">
            <text:p>7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Lillebaelt">
            <text:p>Lillebaelt</text:p>
          </table:table-cell>
          <table:table-cell office:value-type="string" office:value="radiocarbon">
            <text:p>radiocarbon</text:p>
          </table:table-cell>
          <table:table-cell office:value-type="string" office:value="Poz-5753">
            <text:p>Poz-5753</text:p>
          </table:table-cell>
          <table:table-cell office:value-type="float" office:value="55.22">
            <text:p>55.22</text:p>
          </table:table-cell>
          <table:table-cell office:value-type="float" office:value="9.84">
            <text:p>9.84</text:p>
          </table:table-cell>
          <table:table-cell office:value-type="float" office:value="7880.0">
            <text:p>7880.0</text:p>
          </table:table-cell>
          <table:table-cell office:value-type="float" office:value="50.0">
            <text:p>50.0</text:p>
          </table:table-cell>
          <table:table-cell office:value-type="string" office:value="Menyanthes trifoliata and Cladium mariscus remains">
            <text:p>Menyanthes trifoliata and 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.7">
            <text:p>-1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2011,RosentauEtal2021">
            <text:p>BennikeJensen201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